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B3500001F52E9465C99.svm"/>
  <manifest:file-entry manifest:media-type="" manifest:full-path="Pictures/20000007000033940000251C5C0EFFA8.svm"/>
  <manifest:file-entry manifest:media-type="" manifest:full-path="Pictures/200000070000425B000025D53C2492DA.svm"/>
  <manifest:file-entry manifest:media-type="image/png" manifest:full-path="Pictures/100000000000019A0000007BCB76062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Consolas"/>
    </style:style>
    <style:style style:name="P2" style:family="paragraph" style:parent-style-name="Table_20_Contents">
      <style:text-properties style:font-name="Consolas" fo:font-size="8pt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style:font-name="Consolas" fo:font-size="8pt" style:font-size-asian="8pt" style:font-size-complex="8pt"/>
    </style:style>
    <style:style style:name="P4" style:family="paragraph" style:parent-style-name="Text_20_body">
      <style:text-properties style:font-name="Consolas"/>
    </style:style>
    <style:style style:name="P5" style:family="paragraph" style:parent-style-name="Text_20_body">
      <style:paragraph-properties fo:line-height="100%" fo:text-align="start" style:justify-single-word="false"/>
      <style:text-properties style:font-name="Consolas" fo:font-size="8pt" style:font-size-asian="8pt" style:font-size-complex="8pt"/>
    </style:style>
    <style:style style:name="P6" style:family="paragraph" style:parent-style-name="Text_20_body">
      <style:paragraph-properties fo:text-align="end" style:justify-single-word="false"/>
      <style:text-properties style:font-name="Consolas" fo:font-size="20pt" style:font-size-asian="20pt" style:font-size-complex="20pt"/>
    </style:style>
    <style:style style:name="P7" style:family="paragraph" style:parent-style-name="Text_20_body">
      <style:paragraph-properties fo:line-height="100%" fo:text-align="end" style:justify-single-word="false"/>
      <style:text-properties style:font-name="Consolas" fo:font-size="20pt" style:font-size-asian="20pt" style:font-size-complex="20pt"/>
    </style:style>
    <style:style style:name="P8" style:family="paragraph" style:parent-style-name="Text_20_body">
      <style:paragraph-properties fo:line-height="100%"/>
      <style:text-properties style:font-name="Consolas"/>
    </style:style>
    <style:style style:name="P9" style:family="paragraph" style:parent-style-name="Text_20_body">
      <style:text-properties style:font-name="Consolas"/>
    </style:style>
    <style:style style:name="P10" style:family="paragraph" style:parent-style-name="Text_20_body">
      <style:paragraph-properties fo:text-align="justify" style:justify-single-word="false"/>
      <style:text-properties fo:font-variant="normal" fo:text-transform="none" fo:color="#000000" style:font-name="Consolas" fo:font-size="12pt" fo:letter-spacing="normal" fo:font-style="normal" fo:font-weight="normal" style:font-size-asian="12pt" style:font-size-complex="12pt"/>
    </style:style>
    <style:style style:name="P11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Consolas" fo:font-size="12pt" fo:letter-spacing="normal" fo:font-style="normal" fo:font-weight="normal" style:font-size-asian="12pt" style:font-size-complex="12pt"/>
    </style:style>
    <style:style style:name="P12" style:family="paragraph" style:parent-style-name="Text_20_body">
      <style:paragraph-properties fo:text-align="justify" style:justify-single-word="false"/>
      <style:text-properties fo:font-variant="normal" fo:text-transform="none" fo:color="#000000" style:font-name="Consolas" fo:font-size="12pt" fo:letter-spacing="normal" fo:font-style="normal" fo:font-weight="normal" style:font-size-asian="12pt" style:font-style-asian="normal" style:font-size-complex="12pt" style:font-style-complex="normal"/>
    </style:style>
    <style:style style:name="P13" style:family="paragraph" style:parent-style-name="Text_20_body">
      <style:paragraph-properties fo:text-align="center" style:justify-single-word="false"/>
      <style:text-properties fo:font-variant="normal" fo:text-transform="none" fo:color="#000000" style:font-name="Consolas" fo:font-size="12pt" fo:letter-spacing="normal" fo:font-style="italic" fo:font-weight="normal" style:font-size-asian="12pt" style:font-style-asian="italic" style:font-size-complex="12pt" style:font-style-complex="italic"/>
    </style:style>
    <style:style style:name="P14" style:family="paragraph" style:parent-style-name="Text_20_body">
      <style:paragraph-properties fo:text-align="justify" style:justify-single-word="false"/>
      <style:text-properties fo:font-variant="normal" fo:text-transform="none" fo:color="#000000" style:font-name="Consolas" fo:font-size="12pt" fo:letter-spacing="normal" fo:font-style="italic" fo:font-weight="normal" style:font-size-asian="12pt" style:font-style-asian="italic" style:font-size-complex="12pt" style:font-style-complex="italic"/>
    </style:style>
    <style:style style:name="P15" style:family="paragraph" style:parent-style-name="Standard">
      <style:text-properties style:font-name="Consolas"/>
    </style:style>
    <style:style style:name="P16" style:family="paragraph" style:parent-style-name="Heading_20_1">
      <style:text-properties style:font-name="Consola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variable-decls>
        <text:variable-decl office:value-type="string" text:name="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P4"/>
      <text:p text:style-name="P8"/>
      <text:p text:style-name="P7"><text:title>Diseño conceptual</text:title></text:p>
      <text:p text:style-name="P7"><text:initial-creator>Juan Pablo Ospino Solano</text:initial-creator></text:p>
      <text:p text:style-name="P7"><text:variable-set text:name="Version" office:value-type="string">Versión 1.0</text:variable-set>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5">Programa debe hacer el cálculo de los tamaños relativos usando las desviación standar, a partir de datos históricos. Cada dato histórico debe tener dos atributos: el tamaño y el número de items que lo conforman. Por último se debe mostrar el resultado del cálculo de los rangos. El desarrollo debe funcionar en heroku.</text:p>
      <text:h text:style-name="P16" text:outline-level="1">Diseño conceptual.</text:h>
      <text:p text:style-name="P10">Se deben desarrollar tres clases:</text:p>
      <text:list xml:id="list7112342404448818434" text:style-name="L1">
        <text:list-item>
          <text:p text:style-name="P11">DatoHistórico: debe contener dos propiededades, tamaño de partes y el número de items y debe tener los métodos para el calculo de: ln(X), (ln(x) – avg) al cuadrado.</text:p>
        </text:list-item>
      </text:list>
      <text:p text:style-name="P13"><draw:frame draw:style-name="fr2" draw:name="gráficos1" text:anchor-type="paragraph" svg:width="10.813cm" svg:height="6.851cm" draw:z-index="4"><draw:image xlink:href="Pictures/20000007000033940000251C5C0EFFA8.svm" xlink:type="simple" xlink:show="embed" xlink:actuate="onLoad"/></draw:frame>Figura 1. diseño de a clase dato histórico</text:p>
      <text:p text:style-name="P10"/>
      <text:list xml:id="list27760691" text:continue-numbering="true" text:style-name="L1">
        <text:list-item>
          <text:p text:style-name="P11">TablaTamañoRelativo: debe contener un arrglo de DatoHistorico donde se mantiene los datos ingresados al sistema. Por otro lado continen los siguientes métodos: adicionar dato histórico, calculo del promedio del arreglo, calculo de la varianza, calculo del rango.</text:p>
        </text:list-item>
      </text:list>
      <text:p text:style-name="P13"><draw:frame draw:style-name="fr2" draw:name="gráficos3" text:anchor-type="paragraph" svg:width="10.363cm" svg:height="7.027cm" draw:z-index="5"><draw:image xlink:href="Pictures/200000070000425B000025D53C2492DA.svm" xlink:type="simple" xlink:show="embed" xlink:actuate="onLoad"/></draw:frame><text:soft-page-break/>Figura 2. Diseño de la classe TablaTamañoRelativo</text:p>
      <text:p text:style-name="P10"/>
      <text:list xml:id="list27759668" text:continue-numbering="true" text:style-name="L1">
        <text:list-item>
          <text:p text:style-name="P11">Rangos: será la clase encargada de tener los valores calculados finales. Tiene dos propiedades: nombre rango y valor del rango. Y un método para retornar string JSON con el resultado.</text:p>
          <text:p text:style-name="P11"/>
        </text:list-item>
      </text:list>
      <text:p text:style-name="P13"><draw:frame draw:style-name="fr2" draw:name="gráficos4" text:anchor-type="paragraph" svg:width="9.581cm" svg:height="5.801cm" draw:z-index="6"><draw:image xlink:href="Pictures/2000000700002B3500001F52E9465C99.svm" xlink:type="simple" xlink:show="embed" xlink:actuate="onLoad"/></draw:frame>Figura 3. Diseño dela clase Rango</text:p>
      <text:p text:style-name="P14"/>
      <text:p text:style-name="P12">El desarrollo contempla un servicio REST, que recivirá los datos a calcular a traves de un JSON en heroku. Luego de recibir los datos se haran las correspondientes instancias a objetos y por último se ejecutará el calculo <text:soft-page-break/>para retornar valores calcul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582cm" table:align="left"/>
    </style:style>
    <style:style style:name="Tabla3.A" style:family="table-column">
      <style:table-column-properties style:column-width="4.558cm"/>
    </style:style>
    <style:style style:name="Tabla3.B" style:family="table-column">
      <style:table-column-properties style:column-width="8.638cm"/>
    </style:style>
    <style:style style:name="Tabla3.C" style:family="table-column">
      <style:table-column-properties style:column-width="4.387cm"/>
    </style:style>
    <style:style style:name="Tabla3.1" style:family="table-row">
      <style:table-row-properties style:min-row-height="1.588cm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style:vertical-align="middle" fo:padding="0.097cm" fo:border="0.002cm solid #000000"/>
    </style:style>
    <style:style style:name="MP1" style:family="paragraph" style:parent-style-name="Table_20_Contents">
      <style:text-properties style:font-name="Consolas"/>
    </style:style>
    <style:style style:name="MP2" style:family="paragraph" style:parent-style-name="Table_20_Contents">
      <style:paragraph-properties fo:text-align="end" style:justify-single-word="false"/>
      <style:text-properties style:font-name="Consolas" fo:font-size="8pt" style:font-size-asian="8pt" style:font-size-complex="8pt"/>
    </style:style>
    <style:style style:name="MP3" style:family="paragraph" style:parent-style-name="Table_20_Contents">
      <style:text-properties style:font-name="Consolas" fo:font-size="8pt" style:font-size-asian="8pt" style:font-size-complex="8pt"/>
    </style:style>
    <style:style style:name="MP4" style:family="paragraph" style:parent-style-name="Text_20_body">
      <style:paragraph-properties fo:line-height="100%" fo:text-align="start" style:justify-single-word="false"/>
      <style:text-properties style:font-name="Consolas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gráficos2" text:anchor-type="paragraph" svg:x="-0.044cm" svg:y="-0.071cm" svg:width="4.406cm" svg:height="1.326cm" draw:z-index="3"><draw:image xlink:href="Pictures/100000000000019A0000007BCB76062E.png" xlink:type="simple" xlink:show="embed" xlink:actuate="onLoad"/></draw:frame> <text:s/></text:p>
            </table:table-cell>
            <table:table-cell table:style-name="Tabla3.B1" office:value-type="string">
              <text:p text:style-name="MP2"><text:title>Diseño conceptual</text:title></text:p>
              <text:p text:style-name="MP2"><text:initial-creator>Juan Pablo Ospino Solano</text:initial-creator></text:p>
            </table:table-cell>
            <table:table-cell table:style-name="Tabla3.C1" office:value-type="string">
              <text:p text:style-name="MP3">Elaborado: Juan Ospino</text:p>
              <text:p text:style-name="MP3">Revisión: 2017-03-20</text:p>
              <text:p text:style-name="MP3">Versión 1.0 </text:p>
            </table:table-cell>
          </table:table-row>
        </table:table>
        <text:p text:style-name="Header"/>
      </style:header>
      <style:footer>
        <text:p text:style-name="MP4">_________________________________________________________________________________________________________________</text:p>
        <text:p text:style-name="MP4"><text:title>Diseño conceptual</text:title> - <text:initial-creator>Juan Pablo Ospino Solano</text:initial-creator> <text:s text:c="38"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 Pablo Ospino Solano</meta:initial-creator>
    <meta:creation-date>2017-02-18T09:26:00.91</meta:creation-date>
    <dc:date>2017-03-20T07:58:55.30</dc:date>
    <dc:creator>Juan Pablo Ospino Solano</dc:creator>
    <meta:editing-duration>P1DT3H16M49S</meta:editing-duration>
    <meta:editing-cycles>39</meta:editing-cycles>
    <meta:generator>OpenOffice/4.1.2$Win32 OpenOffice.org_project/412m3$Build-9782</meta:generator>
    <dc:title>Diseño conceptual</dc:title>
    <meta:document-statistic meta:table-count="1" meta:image-count="4" meta:object-count="0" meta:page-count="4" meta:paragraph-count="21" meta:word-count="251" meta:character-count="1709"/>
  </office:meta>
</office:document-meta>
</file>